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EncoderJPEG.getImplicit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erJPEG.writeTo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EncoderJPEG.ImageEncoderJPEG( ImageRawJPEG jpe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